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3" style:family="table">
      <style:table-properties style:width="17.699cm" table:align="margins" style:writing-mode="lr-tb"/>
    </style:style>
    <style:style style:name="Tabelle3.A" style:family="table-column">
      <style:table-column-properties style:column-width="6.297cm" style:rel-column-width="23316*"/>
    </style:style>
    <style:style style:name="Tabelle3.B" style:family="table-column">
      <style:table-column-properties style:column-width="5.502cm" style:rel-column-width="20371*"/>
    </style:style>
    <style:style style:name="Tabelle3.C" style:family="table-column">
      <style:table-column-properties style:column-width="5.9cm" style:rel-column-width="21848*"/>
    </style:style>
    <style:style style:name="Tabelle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3b3b3"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7.699cm" table:align="margins" style:writing-mode="lr-tb"/>
    </style:style>
    <style:style style:name="Tabelle4.A" style:family="table-column">
      <style:table-column-properties style:column-width="6.297cm" style:rel-column-width="23316*"/>
    </style:style>
    <style:style style:name="Tabelle4.B" style:family="table-column">
      <style:table-column-properties style:column-width="5.502cm" style:rel-column-width="20371*"/>
    </style:style>
    <style:style style:name="Tabelle4.C" style:family="table-column">
      <style:table-column-properties style:column-width="5.9cm" style:rel-column-width="21848*"/>
    </style:style>
    <style:style style:name="Tabelle4.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b3b3b3"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5" style:family="table">
      <style:table-properties style:width="17.699cm" table:align="margins" style:writing-mode="lr-tb"/>
    </style:style>
    <style:style style:name="Tabelle5.A" style:family="table-column">
      <style:table-column-properties style:column-width="6.985cm" style:rel-column-width="25863*"/>
    </style:style>
    <style:style style:name="Tabelle5.B" style:family="table-column">
      <style:table-column-properties style:column-width="6.376cm" style:rel-column-width="23610*"/>
    </style:style>
    <style:style style:name="Tabelle5.C" style:family="table-column">
      <style:table-column-properties style:column-width="4.337cm" style:rel-column-width="16062*"/>
    </style:style>
    <style:style style:name="Tabel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b3b3b3"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6" style:family="table">
      <style:table-properties style:width="17.699cm" table:align="margins" style:writing-mode="lr-tb"/>
    </style:style>
    <style:style style:name="Tabelle6.A" style:family="table-column">
      <style:table-column-properties style:column-width="7.726cm" style:rel-column-width="28607*"/>
    </style:style>
    <style:style style:name="Tabelle6.B" style:family="table-column">
      <style:table-column-properties style:column-width="5.186cm" style:rel-column-width="19202*"/>
    </style:style>
    <style:style style:name="Tabelle6.C" style:family="table-column">
      <style:table-column-properties style:column-width="4.787cm" style:rel-column-width="17726*"/>
    </style:style>
    <style:style style:name="Tabel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b3b3b3"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text-align="start" style:justify-single-word="false" style:snap-to-layout-grid="false"/>
    </style:style>
    <style:style style:name="P14" style:family="paragraph" style:parent-style-name="Standard">
      <style:paragraph-properties fo:line-height="100%"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7" style:family="paragraph" style:parent-style-name="Standard">
      <style:paragraph-properties fo:margin-left="0cm" fo:margin-right="0cm" fo:text-indent="0.046cm" style:auto-text-indent="false" style:snap-to-layout-grid="false"/>
    </style:style>
    <style:style style:name="P18" style:family="paragraph" style:parent-style-name="Standard">
      <style:paragraph-properties fo:margin-left="3.44cm" fo:margin-right="0cm" fo:text-align="justify" style:justify-single-word="false" fo:text-indent="-3.466cm" style:auto-text-indent="false">
        <style:tab-stops/>
      </style:paragraph-properties>
    </style:style>
    <style:style style:name="P19" style:family="paragraph" style:parent-style-name="Standard">
      <style:paragraph-properties fo:margin-left="-0.026cm" fo:margin-right="0cm" fo:text-align="justify" style:justify-single-word="false" fo:text-indent="0cm" style:auto-text-indent="false">
        <style:tab-stops/>
      </style:paragraph-properties>
    </style:style>
    <style:style style:name="P20"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1"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2"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23" style:family="paragraph" style:parent-style-name="Standard" style:list-style-name="L1">
      <style:paragraph-properties fo:text-align="justify" style:justify-single-word="false">
        <style:tab-stops>
          <style:tab-stop style:position="4.738cm"/>
        </style:tab-stops>
      </style:paragraph-properties>
    </style:style>
    <style:style style:name="P24" style:family="paragraph" style:parent-style-name="Standard" style:master-page-name="First_20_Page">
      <style:paragraph-properties style:page-number="1"/>
    </style:style>
    <style:style style:name="P25" style:family="paragraph" style:parent-style-name="Heading_20_1">
      <style:paragraph-properties fo:break-before="page"/>
    </style:style>
    <style:style style:name="P26" style:family="paragraph" style:parent-style-name="Heading_20_2">
      <style:paragraph-properties fo:text-align="justify" style:justify-single-word="fals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language="en" fo:country="US"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RS232-Treiber<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6"><text:span text:style-name="T3">Datum</text:span><text:tab/><text:modification-date style:data-style-name="N36">08.06.2010</text:modification-date></text:p>
      <text:p text:style-name="P16"><text:span text:style-name="T3">Quelle</text:span><text:tab/>Dokumente → 04_Test → 04.01_Testspezifikation</text:p>
      <text:p text:style-name="P16"><text:span text:style-name="T3">Autoren</text:span><text:tab/>Icken, Jan-Christopher</text:p>
      <text:p text:style-name="P16"><text:span text:style-name="T3">Version</text:span><text:tab/><text:reference-mark-start text:name="Version"/><text:span text:style-name="Version_20_Char">0.3</text:span><text:reference-mark-end text:name="Version"/></text:p>
      <text:p text:style-name="P16"><text:span text:style-name="T3">Status</text:span><text:tab/>In Bearbeitung</text:p>
      <text:p text:style-name="P16"/>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7">Bemerkung</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13">19.05.2010</text:p>
          </table:table-cell>
          <table:table-cell table:style-name="Tabelle1.A2" office:value-type="float" office:value="0">
            <text:p text:style-name="P8">Icken, Jan-Christopher</text:p>
          </table:table-cell>
          <table:table-cell table:style-name="Tabelle1.D2" office:value-type="float" office:value="0">
            <text:p text:style-name="P8">Initialisierung der Testspezifikation</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20.05.2010</text:p>
          </table:table-cell>
          <table:table-cell table:style-name="Tabelle1.A2" office:value-type="float" office:value="0">
            <text:p text:style-name="P8">Icken, Jan-Christopher</text:p>
          </table:table-cell>
          <table:table-cell table:style-name="Tabelle1.D2" office:value-type="float" office:value="0">
            <text:p text:style-name="P8">Definition der Testfälle hinzugefügt</text:p>
          </table:table-cell>
        </table:table-row>
        <table:table-row table:style-name="Tabelle1.1">
          <table:table-cell table:style-name="Tabelle1.A2" office:value-type="float" office:value="0">
            <text:p text:style-name="P8">0.3</text:p>
          </table:table-cell>
          <table:table-cell table:style-name="Tabelle1.A2" office:value-type="float" office:value="0">
            <text:p text:style-name="P8">08.06.2010</text:p>
          </table:table-cell>
          <table:table-cell table:style-name="Tabelle1.A2" office:value-type="float" office:value="0">
            <text:p text:style-name="P8">Nieß, Norman</text:p>
          </table:table-cell>
          <table:table-cell table:style-name="Tabelle1.D2" office:value-type="float" office:value="0">
            <text:p text:style-name="P8">Korrektur von Rechtschreib- und Referenzierfehlern im Zuge des Reviews</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0">1 <text:s/>Historie<text:tab/>2</text:p>
          <text:p text:style-name="P20">2 <text:s/>Inhaltsverzeichnis<text:tab/>3</text:p>
          <text:p text:style-name="P20">3 <text:s/>Identifikation des Testobjekts<text:tab/>5</text:p>
          <text:p text:style-name="P20">4 <text:s/>Testziele<text:tab/>6</text:p>
          <text:p text:style-name="P20">5 <text:s/>Testfall 1 „RS232_Lok_1_Fahrbefehle“<text:tab/>7</text:p>
          <text:p text:style-name="P21">5.1 <text:s/>Identifikation des Testobjektes<text:tab/>7</text:p>
          <text:p text:style-name="P21">5.2 <text:s/>Test-Identifikation<text:tab/>7</text:p>
          <text:p text:style-name="P21">5.3 <text:s/>Testfallbeschreibung<text:tab/>7</text:p>
          <text:p text:style-name="P21">5.4 <text:s/>Testskript <text:tab/>8</text:p>
          <text:p text:style-name="P21">5.5 <text:s/>Testreferenz<text:tab/>8</text:p>
          <text:p text:style-name="P21">5.6 <text:s/>Test-Protokoll<text:tab/>8</text:p>
          <text:p text:style-name="P20">6 <text:s/>Testfall 2 „RS232_Lok_2_Fahrbefehle“<text:tab/>9</text:p>
          <text:p text:style-name="P21">6.1 <text:s/>Identifikation des Testobjektes<text:tab/>9</text:p>
          <text:p text:style-name="P21">6.2 <text:s/>Test-Identifikation<text:tab/>9</text:p>
          <text:p text:style-name="P21">6.3 <text:s/>Testfallbeschreibung<text:tab/>9</text:p>
          <text:p text:style-name="P21">6.4 <text:s/>Testskript <text:tab/>10</text:p>
          <text:p text:style-name="P21">6.5 <text:s/>Testreferenz<text:tab/>10</text:p>
          <text:p text:style-name="P21">6.6 <text:s/>Test-Protokoll<text:tab/>10</text:p>
          <text:p text:style-name="P20">7 <text:s/>Testfall 3 „RS232_Weichenbefehle“<text:tab/>11</text:p>
          <text:p text:style-name="P21">7.1 <text:s/>Identifikation des Testobjektes<text:tab/>11</text:p>
          <text:p text:style-name="P21">7.2 <text:s/>Test-Identifikation<text:tab/>11</text:p>
          <text:p text:style-name="P21">7.3 <text:s/>Testfallbeschreibung<text:tab/>11</text:p>
          <text:p text:style-name="P21">7.4 Testskript<text:tab/>11</text:p>
          <text:p text:style-name="P21">7.5 <text:s/>Testreferenz<text:tab/>12</text:p>
          <text:p text:style-name="P21">7.6 <text:s/>Test-Protokoll<text:tab/>12</text:p>
          <text:p text:style-name="P20">8 <text:s/>Testfall 4 „RS232_Entkopplerbefehle“<text:tab/>13</text:p>
          <text:p text:style-name="P21">8.1 <text:s/>Test-Identifikation<text:tab/>13</text:p>
          <text:p text:style-name="P21">8.2 <text:s/>Testfallbeschreibung<text:tab/>13</text:p>
          <text:p text:style-name="P21">8.3 <text:s/>Testskript<text:tab/>13</text:p>
          <text:p text:style-name="P21"><text:soft-page-break/>8.4 <text:s/>Testreferenz<text:tab/>13</text:p>
          <text:p text:style-name="P21">8.5 <text:s/>Test-Protokoll<text:tab/>13</text:p>
          <text:p text:style-name="P20">9 <text:s/>Auswertung<text:tab/>15</text:p>
        </text:index-body>
      </text:table-of-content>
      <text:p text:style-name="P10"/>
      <text:h text:style-name="Heading_20_1" text:outline-level="1"><text:s/>Identifikation des Testobjekts</text:h>
      <text:p text:style-name="P11">Es wird der Programmcode zum Softwaremodul „RS232Treiber“ getestet:</text:p>
      <text:list xml:id="list35487780" text:style-name="L1">
        <text:list-item>
          <text:p text:style-name="P22">RS232Treiber.c<text:tab/>(Version X, <text:span text:style-name="T4">Repository</text:span>-Nr. 195)</text:p>
        </text:list-item>
        <text:list-item>
          <text:p text:style-name="P23">RS232Treiber.h<text:tab/>(Version X, <text:span text:style-name="T4">Repository</text:span>-Nr. 195)</text:p>
        </text:list-item>
      </text:list>
      <text:p text:style-name="P14">Um den korrekten Versand der Nachrichten an die Strecke zu testen, wird das über die RS232-Schnittstelle angeschlossene Lenz-Modul LI101f benötigt.</text:p>
      <text:p text:style-name="P11"/>
      <text:p text:style-name="P11"/>
      <text:h text:style-name="P25" text:outline-level="1"><text:s/>Testziele</text:h>
      <text:p text:style-name="P11">Der Test des Software-Moduls 'RS232-Treiber' soll sicherstellen, dass ein Aufruf der externen Schnittstelle 'workRS232()' im Shared Memory liegende Fahranweisungen korrekt übersetzt und an das Lenz Interface LI101f weiterleitet. Dies dient dem Gesamtziel, die Fahraufgabe gemäß Pflichtenheft (Kapitel 6) auszuführen.</text:p>
      <text:h text:style-name="Heading_20_1" text:outline-level="1"><text:s/>Testfall 1 „RS232_Lok_1_Fahrbefehle“</text:h>
      <text:h text:style-name="Heading_20_2" text:outline-level="2"><text:s/>Identifikation des Testobjektes</text:h>
      <text:p text:style-name="P11">siehe Kapitel 3</text:p>
      <text:h text:style-name="P26" text:outline-level="2"><text:s/>Test-Identifikation</text:h>
      <text:p text:style-name="P18">Testname:<text:tab/>Test_RS232_Lok_1_Fahrbefehle</text:p>
      <text:p text:style-name="P19">Verzeichnisse</text:p>
      <text:p text:style-name="P18">Testskripts:<text:tab/>Google Code → Dokumente → 04_Tests → 04.02_Testskript → 04.02.07_RS232-Treiber</text:p>
      <text:p text:style-name="P18">Testprotokolle:<text:tab/>Google Code → Dokumente → 04_Tests → 04.03_Testprotokolle → 04.03.07_RS232-Treiber</text:p>
      <text:h text:style-name="Heading_20_2" text:outline-level="2"><text:s/>Testfallbeschreibung</text:h>
      <text:p text:style-name="Standard">Es werden verschiedene Fahrbefehle für die Lok 1 in den Shared Memory gepackt und getestet, ob diese korrekt in ihre entsprechenden XpressNet-Befehl umgewandelt und danach an die Strecke weitergereicht werden.</text:p>
      <table:table table:name="Tabelle3" table:style-name="Tabelle3">
        <table:table-column table:style-name="Tabelle3.A"/>
        <table:table-column table:style-name="Tabelle3.B"/>
        <table:table-column table:style-name="Tabelle3.C"/>
        <table:table-row>
          <table:table-cell table:style-name="Tabelle3.A1" office:value-type="string">
            <text:p text:style-name="Table_20_Contents">EV_RS232_streckenbefehl.Lok</text:p>
          </table:table-cell>
          <table:table-cell table:style-name="Tabelle3.A1" office:value-type="string">
            <text:p text:style-name="Table_20_Contents">XpressNet-Befehl</text:p>
          </table:table-cell>
          <table:table-cell table:style-name="Tabelle3.C1" office:value-type="string">
            <text:p text:style-name="Table_20_Contents">Beschreibung</text:p>
          </table:table-cell>
        </table:table-row>
        <table:table-row>
          <table:table-cell table:style-name="Tabelle3.A2" office:value-type="string">
            <text:p text:style-name="Table_20_Contents">0x00</text:p>
          </table:table-cell>
          <table:table-cell table:style-name="Tabelle3.A2" office:value-type="string">
            <text:p text:style-name="Table_20_Contents">Siehe Google Code → Dokumente → 02_Design → 02.02_Moduldesign → <text:s/>Modul-Design_RS232-Treiber</text:p>
          </table:table-cell>
          <table:table-cell table:style-name="Tabelle3.C2" office:value-type="string">
            <text:p text:style-name="Table_20_Contents">Stoppen</text:p>
          </table:table-cell>
        </table:table-row>
        <table:table-row>
          <table:table-cell table:style-name="Tabelle3.A2" office:value-type="string">
            <text:p text:style-name="Table_20_Contents">0x02</text:p>
          </table:table-cell>
          <table:table-cell table:style-name="Tabelle3.A2" office:value-type="string">
            <text:p text:style-name="Table_20_Contents">s.o.</text:p>
          </table:table-cell>
          <table:table-cell table:style-name="Tabelle3.C2" office:value-type="string">
            <text:p text:style-name="Table_20_Contents">Stoppen</text:p>
          </table:table-cell>
        </table:table-row>
        <table:table-row>
          <table:table-cell table:style-name="Tabelle3.A2" office:value-type="string">
            <text:p text:style-name="Table_20_Contents">0x04</text:p>
          </table:table-cell>
          <table:table-cell table:style-name="Tabelle3.A2" office:value-type="string">
            <text:p text:style-name="Table_20_Contents">s.o.</text:p>
          </table:table-cell>
          <table:table-cell table:style-name="Tabelle3.C2" office:value-type="string">
            <text:p text:style-name="Table_20_Contents">Rückwärts mit V_Abkuppeln Geschwindigkeit</text:p>
          </table:table-cell>
        </table:table-row>
        <table:table-row>
          <table:table-cell table:style-name="Tabelle3.A2" office:value-type="string">
            <text:p text:style-name="Table_20_Contents">0x06</text:p>
          </table:table-cell>
          <table:table-cell table:style-name="Tabelle3.A2" office:value-type="string">
            <text:p text:style-name="Table_20_Contents">s.o.</text:p>
          </table:table-cell>
          <table:table-cell table:style-name="Tabelle3.C2" office:value-type="string">
            <text:p text:style-name="Table_20_Contents">Vorwärts mit V_Abkuppeln Geschwindigkeit</text:p>
          </table:table-cell>
        </table:table-row>
        <table:table-row>
          <table:table-cell table:style-name="Tabelle3.A2" office:value-type="string">
            <text:p text:style-name="Table_20_Contents">0x08</text:p>
          </table:table-cell>
          <table:table-cell table:style-name="Tabelle3.A2" office:value-type="string">
            <text:p text:style-name="Table_20_Contents">s.o.</text:p>
          </table:table-cell>
          <table:table-cell table:style-name="Tabelle3.C2" office:value-type="string">
            <text:p text:style-name="Table_20_Contents">Rückwärts mit V_Ankuppeln Geschwindigkeit</text:p>
          </table:table-cell>
        </table:table-row>
        <table:table-row>
          <table:table-cell table:style-name="Tabelle3.A2" office:value-type="string">
            <text:p text:style-name="Table_20_Contents">0x0A</text:p>
          </table:table-cell>
          <table:table-cell table:style-name="Tabelle3.A2" office:value-type="string">
            <text:p text:style-name="Table_20_Contents">s.o.</text:p>
          </table:table-cell>
          <table:table-cell table:style-name="Tabelle3.C2" office:value-type="string">
            <text:p text:style-name="Table_20_Contents">Vorwärts mit V_Ankuppeln Geschwindigkeit</text:p>
          </table:table-cell>
        </table:table-row>
        <table:table-row>
          <table:table-cell table:style-name="Tabelle3.A2" office:value-type="string">
            <text:p text:style-name="Table_20_Contents">0x0C</text:p>
          </table:table-cell>
          <table:table-cell table:style-name="Tabelle3.A2" office:value-type="string">
            <text:p text:style-name="Table_20_Contents">s.o.</text:p>
          </table:table-cell>
          <table:table-cell table:style-name="Tabelle3.C2" office:value-type="string">
            <text:p text:style-name="Table_20_Contents">Rückwärts mit V_Fahrt Geschwindigkeit</text:p>
          </table:table-cell>
        </table:table-row>
        <table:table-row>
          <table:table-cell table:style-name="Tabelle3.A2" office:value-type="string">
            <text:p text:style-name="Table_20_Contents">0x0E</text:p>
          </table:table-cell>
          <table:table-cell table:style-name="Tabelle3.A2" office:value-type="string">
            <text:p text:style-name="Table_20_Contents">s.o.</text:p>
          </table:table-cell>
          <table:table-cell table:style-name="Tabelle3.C2" office:value-type="string">
            <text:p text:style-name="Table_20_Contents">Vorwärts mit V_Fahrt Geschwindigkeit</text:p>
          </table:table-cell>
        </table:table-row>
      </table:table>
      <text:p text:style-name="Standard"><text:soft-page-break/>Um dies zu realisieren, wird über ein Skript der entsprechende Befehl in den Shared-Memory geschrieben. Danach erfolgt ein Aufruf des RS232_Treiber_Moduls um den Befehl umwandeln zu lassen. Nach erfolgter Umwandlung wird geprüft, ob im sendeBuffer[] des Treiber-Moduls der entsprechende XpressNet-Befehl steht. </text:p>
      <text:p text:style-name="Standard">Die erfolgreiche oder nicht erfolgreiche Umwandlung wird über eine Ausgabe auf der Konsole angezeigt.</text:p>
      <text:h text:style-name="P26" text:outline-level="2"><text:s/>Testskript </text:h>
      <text:p text:style-name="P11">Dies wird mit folgendem Test-Skript realisiert:</text:p>
      <text:p text:style-name="P11">siehe 'Google Code → 04_Test → 04.02_Testskripts → 04.02.07_RS232-Treiber →</text:p>
      <text:p text:style-name="P11">Testfall1_RS232_Lok_1_Fahrbefehle'</text:p>
      <text:h text:style-name="P26" text:outline-level="2"><text:s/>Testreferenz</text:h>
      <text:h text:style-name="P26" text:outline-level="2"><text:s/>Test-Protokoll</text:h>
      <text:p text:style-name="P11">Das Konsolen-Ergebnis wird in das Dokument 'Protokoll_Test_RS232_Treiber' kopiert und </text:p>
      <text:p text:style-name="P11">diese Datei im Ordner 'Google Code → Dokumente → 04_Tests → 04.03_Testprotokolle → </text:p>
      <text:p text:style-name="P11">04.03.07_RS232-Treiber' abgelegt.</text:p>
      <text:p text:style-name="P11"/>
      <text:h text:style-name="P25" text:outline-level="1"><text:s/>Testfall 2 „RS232_Lok_2_Fahrbefehle“</text:h>
      <text:h text:style-name="Heading_20_2" text:outline-level="2"><text:s/>Identifikation des Testobjektes</text:h>
      <text:p text:style-name="P11">siehe Kapitel 3</text:p>
      <text:h text:style-name="P26" text:outline-level="2"><text:s/>Test-Identifikation</text:h>
      <text:p text:style-name="P18">Testname:<text:tab/>Test_RS232_Lok_2_Fahrbefehle</text:p>
      <text:p text:style-name="P19">Verzeichnisse</text:p>
      <text:p text:style-name="P18">Testskripts:<text:tab/>Google Code → Dokumente → 04_Tests → 04.02_Testskript → 04.02.07_RS232-Treiber</text:p>
      <text:p text:style-name="P18">Testprotokolle:<text:tab/>Google Code → Dokumente → 04_Tests → 04.03_Testprotokolle → 04.03.07_RS232-Treiber</text:p>
      <text:h text:style-name="Heading_20_2" text:outline-level="2"><text:s/>Testfallbeschreibung</text:h>
      <text:p text:style-name="Standard">Es werden verschiedene Fahrbefehle für die Lok 2 in den Shared Memory gepackt und getestet, ob diese korrekt in ihren entsprechenden XpressNet-Befehl umgewandelt und danach an die Strecke weitergereicht werden.</text:p>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EV_RS232_streckenbefehl.Lok</text:p>
          </table:table-cell>
          <table:table-cell table:style-name="Tabelle4.A1" office:value-type="string">
            <text:p text:style-name="Table_20_Contents">XpressNet-Befehl</text:p>
          </table:table-cell>
          <table:table-cell table:style-name="Tabelle4.C1" office:value-type="string">
            <text:p text:style-name="Table_20_Contents">Beschreibung</text:p>
          </table:table-cell>
        </table:table-row>
        <table:table-row>
          <table:table-cell table:style-name="Tabelle4.A2" office:value-type="string">
            <text:p text:style-name="Table_20_Contents">0x01</text:p>
          </table:table-cell>
          <table:table-cell table:style-name="Tabelle4.A2" office:value-type="string">
            <text:p text:style-name="Table_20_Contents">Siehe Google Code → Dokumente → 02_Design → 02.02_Moduldesign → <text:s/>Modul-Design_RS232-Treiber</text:p>
          </table:table-cell>
          <table:table-cell table:style-name="Tabelle4.C2" office:value-type="string">
            <text:p text:style-name="Table_20_Contents">Stoppen</text:p>
          </table:table-cell>
        </table:table-row>
        <table:table-row>
          <table:table-cell table:style-name="Tabelle4.A2" office:value-type="string">
            <text:p text:style-name="Table_20_Contents">0x03</text:p>
          </table:table-cell>
          <table:table-cell table:style-name="Tabelle4.A2" office:value-type="string">
            <text:p text:style-name="Table_20_Contents">s.o.</text:p>
          </table:table-cell>
          <table:table-cell table:style-name="Tabelle4.C2" office:value-type="string">
            <text:p text:style-name="Table_20_Contents">Stoppen</text:p>
          </table:table-cell>
        </table:table-row>
        <table:table-row>
          <table:table-cell table:style-name="Tabelle4.A2" office:value-type="string">
            <text:p text:style-name="Table_20_Contents">0x05</text:p>
          </table:table-cell>
          <table:table-cell table:style-name="Tabelle4.A2" office:value-type="string">
            <text:p text:style-name="Table_20_Contents">s.o.</text:p>
          </table:table-cell>
          <table:table-cell table:style-name="Tabelle4.C2" office:value-type="string">
            <text:p text:style-name="Table_20_Contents">Rückwärts mit V_Abkuppeln Geschwindigkeit</text:p>
          </table:table-cell>
        </table:table-row>
        <table:table-row>
          <table:table-cell table:style-name="Tabelle4.A2" office:value-type="string">
            <text:p text:style-name="Table_20_Contents">0x07</text:p>
          </table:table-cell>
          <table:table-cell table:style-name="Tabelle4.A2" office:value-type="string">
            <text:p text:style-name="Table_20_Contents">s.o.</text:p>
          </table:table-cell>
          <table:table-cell table:style-name="Tabelle4.C2" office:value-type="string">
            <text:p text:style-name="Table_20_Contents">Vorwärts mit V_Abkuppeln Geschwindigkeit</text:p>
          </table:table-cell>
        </table:table-row>
        <table:table-row>
          <table:table-cell table:style-name="Tabelle4.A2" office:value-type="string">
            <text:p text:style-name="Table_20_Contents">0x09</text:p>
          </table:table-cell>
          <table:table-cell table:style-name="Tabelle4.A2" office:value-type="string">
            <text:p text:style-name="Table_20_Contents">s.o.</text:p>
          </table:table-cell>
          <table:table-cell table:style-name="Tabelle4.C2" office:value-type="string">
            <text:p text:style-name="Table_20_Contents">Rückwärts mit V_Ankuppeln Geschwindigkeit</text:p>
          </table:table-cell>
        </table:table-row>
        <table:table-row>
          <table:table-cell table:style-name="Tabelle4.A2" office:value-type="string">
            <text:p text:style-name="Table_20_Contents">0x0B</text:p>
          </table:table-cell>
          <table:table-cell table:style-name="Tabelle4.A2" office:value-type="string">
            <text:p text:style-name="Table_20_Contents">s.o.</text:p>
          </table:table-cell>
          <table:table-cell table:style-name="Tabelle4.C2" office:value-type="string">
            <text:p text:style-name="Table_20_Contents">Vorwärts mit V_Ankuppeln Geschwindigkeit</text:p>
          </table:table-cell>
        </table:table-row>
        <table:table-row>
          <table:table-cell table:style-name="Tabelle4.A2" office:value-type="string">
            <text:p text:style-name="Table_20_Contents">0x0D</text:p>
          </table:table-cell>
          <table:table-cell table:style-name="Tabelle4.A2" office:value-type="string">
            <text:p text:style-name="Table_20_Contents">s.o.</text:p>
          </table:table-cell>
          <table:table-cell table:style-name="Tabelle4.C2" office:value-type="string">
            <text:p text:style-name="Table_20_Contents">Rückwärts mit V_Fahrt Geschwindigkeit</text:p>
          </table:table-cell>
        </table:table-row>
      </table:table>
      <text:p text:style-name="Standard">Um dies zu realisieren, wird über ein Skript der entsprechende Befehl in den Shared-Memory geschrieben. Danach erfolgt ein Aufruf des RS232_Treiber_Moduls um den Befehl <text:soft-page-break/>umwandeln zu lassen. Nach erfolgter Umwandlung wird geprüft, ob im sendeBuffer[] des Treiber-Moduls der entsprechende XpressNet-Befehl steht. </text:p>
      <text:p text:style-name="P11">Die erfolgreiche oder nicht erfolgreiche Umwandlung wird über eine Ausgabe auf der Konsole angezeigt.</text:p>
      <text:h text:style-name="P26" text:outline-level="2"><text:s/>Testskript </text:h>
      <text:p text:style-name="P11">Dies wird mit folgendem Test-Skript realisiert:</text:p>
      <text:p text:style-name="P11">siehe 'Google Code → 04_Test → 04.02_Testskripts → 04.02.07_RS232-Treiber →</text:p>
      <text:p text:style-name="P11">Testfall2_RS232_Lok_2_Fahrbefehle'</text:p>
      <text:h text:style-name="P26" text:outline-level="2"><text:s/>Testreferenz</text:h>
      <text:h text:style-name="P26" text:outline-level="2"><text:s/>Test-Protokoll</text:h>
      <text:p text:style-name="P11">Das Konsolen-Ergebnis wird in das Dokument 'Protokoll_Test_RS232_Treiber' kopiert und </text:p>
      <text:p text:style-name="P11">diese Datei im Ordner 'Google Code → Dokumente → 04_Tests → 04.03_Testprotokolle → </text:p>
      <text:p text:style-name="P11">04.03.07_RS232-Treiber' abgelegt.</text:p>
      <text:h text:style-name="Heading_20_1" text:outline-level="1"><text:s/>Testfall 3 „RS232_Weichenbefehle“</text:h>
      <text:h text:style-name="Heading_20_2" text:outline-level="2"><text:s/>Identifikation des Testobjektes</text:h>
      <text:p text:style-name="P11">siehe Kapitel 3</text:p>
      <text:h text:style-name="P26" text:outline-level="2"><text:s/>Test-Identifikation</text:h>
      <text:p text:style-name="P18">Testname:<text:tab/>Test_RS232_Weichenbefehle</text:p>
      <text:p text:style-name="P19">Verzeichnisse</text:p>
      <text:p text:style-name="P18">Testskripts:<text:tab/>Google Code → Dokumente → 04_Tests → 04.02_Testskript → 04.02.07_RS232-Treiber</text:p>
      <text:p text:style-name="P18">Testprotokolle:<text:tab/>Google Code → Dokumente → 04_Tests → 04.03_Testprotokolle → 04.03.07_RS232-Treiber</text:p>
      <text:h text:style-name="Heading_20_2" text:outline-level="2"><text:s/>Testfallbeschreibung</text:h>
      <text:p text:style-name="Standard">Es werden verschiedene Weichenbefehle für die Weichen in den Shared Memory geschrieben und getestet, ob diese korrekt in ihren entsprechenden XpressNet-Befehl umgewandelt und danach an die Strecke weitergereicht werden.</text:p>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EV_RS232_streckenbefehl.Weiche</text:p>
          </table:table-cell>
          <table:table-cell table:style-name="Tabelle5.A1" office:value-type="string">
            <text:p text:style-name="Table_20_Contents">XpressNet-Befehl</text:p>
          </table:table-cell>
          <table:table-cell table:style-name="Tabelle5.C1" office:value-type="string">
            <text:p text:style-name="Table_20_Contents">Beschreibung</text:p>
          </table:table-cell>
        </table:table-row>
        <table:table-row>
          <table:table-cell table:style-name="Tabelle5.A2" office:value-type="string">
            <text:p text:style-name="Table_20_Contents">0x06</text:p>
          </table:table-cell>
          <table:table-cell table:style-name="Tabelle5.A2" office:value-type="string">
            <text:p text:style-name="Table_20_Contents">Siehe Google Code → Dokumente → 02_Design → 02.02_Moduldesign → <text:s/>Modul-Design_RS232-Treiber</text:p>
          </table:table-cell>
          <table:table-cell table:style-name="Tabelle5.C2" office:value-type="string">
            <text:p text:style-name="Table_20_Contents">Weiche 3 geradeaus</text:p>
          </table:table-cell>
        </table:table-row>
        <table:table-row>
          <table:table-cell table:style-name="Tabelle5.A2" office:value-type="string">
            <text:p text:style-name="Table_20_Contents">0x07</text:p>
          </table:table-cell>
          <table:table-cell table:style-name="Tabelle5.A2" office:value-type="string">
            <text:p text:style-name="Table_20_Contents">s.o.</text:p>
          </table:table-cell>
          <table:table-cell table:style-name="Tabelle5.C2" office:value-type="string">
            <text:p text:style-name="Table_20_Contents">Weiche 3 abbiegen</text:p>
          </table:table-cell>
        </table:table-row>
        <table:table-row>
          <table:table-cell table:style-name="Tabelle5.A2" office:value-type="string">
            <text:p text:style-name="Table_20_Contents">0x08</text:p>
          </table:table-cell>
          <table:table-cell table:style-name="Tabelle5.A2" office:value-type="string">
            <text:p text:style-name="Table_20_Contents">s.o.</text:p>
          </table:table-cell>
          <table:table-cell table:style-name="Tabelle5.C2" office:value-type="string">
            <text:p text:style-name="Table_20_Contents">Weiche 4 geradeaus</text:p>
          </table:table-cell>
        </table:table-row>
        <table:table-row>
          <table:table-cell table:style-name="Tabelle5.A2" office:value-type="string">
            <text:p text:style-name="Table_20_Contents">0x09</text:p>
          </table:table-cell>
          <table:table-cell table:style-name="Tabelle5.A2" office:value-type="string">
            <text:p text:style-name="Table_20_Contents">s.o.</text:p>
          </table:table-cell>
          <table:table-cell table:style-name="Tabelle5.C2" office:value-type="string">
            <text:p text:style-name="Table_20_Contents">Weiche 4 abbiegen</text:p>
          </table:table-cell>
        </table:table-row>
        <table:table-row>
          <table:table-cell table:style-name="Tabelle5.A2" office:value-type="string">
            <text:p text:style-name="Table_20_Contents">0x0A</text:p>
          </table:table-cell>
          <table:table-cell table:style-name="Tabelle5.A2" office:value-type="string">
            <text:p text:style-name="Table_20_Contents">s.o.</text:p>
          </table:table-cell>
          <table:table-cell table:style-name="Tabelle5.C2" office:value-type="string">
            <text:p text:style-name="Table_20_Contents">Weiche 5 geradeaus</text:p>
          </table:table-cell>
        </table:table-row>
        <table:table-row>
          <table:table-cell table:style-name="Tabelle5.A2" office:value-type="string">
            <text:p text:style-name="Table_20_Contents">0x0B</text:p>
          </table:table-cell>
          <table:table-cell table:style-name="Tabelle5.A2" office:value-type="string">
            <text:p text:style-name="Table_20_Contents">s.o.</text:p>
          </table:table-cell>
          <table:table-cell table:style-name="Tabelle5.C2" office:value-type="string">
            <text:p text:style-name="Table_20_Contents">Weiche 5 abbiegen</text:p>
          </table:table-cell>
        </table:table-row>
      </table:table>
      <text:p text:style-name="Standard">Um dies zu realisieren, wird über ein Skript der entsprechende Befehl in den Shared-Memory geschrieben. Danach erfolgt ein Aufruf des RS232_Treiber_Moduls um den Befehl umwandeln zu lassen. Nach erfolgter Umwandlung wird geprüft, ob im sendeBuffer[] des Treiber-Moduls der entsprechende XpressNet-Befehl steht. </text:p>
      <text:p text:style-name="P15">Die erfolgreiche oder nicht erfolgreiche Umwandlung wird über eine Ausgabe auf der Konsole angezeigt. </text:p>
      <text:p text:style-name="P15"/>
      <text:h text:style-name="P26" text:outline-level="2"><text:soft-page-break/>Testskript</text:h>
      <text:p text:style-name="P11">Dies wird mit folgendem Test-Skript realisiert:</text:p>
      <text:p text:style-name="P11">siehe 'Google Code → 04_Test → 04.02_Testskripts → 04.02.07_RS232-Treiber →</text:p>
      <text:p text:style-name="P11">Testfall3_RS232_Weichenbefehle'</text:p>
      <text:h text:style-name="P26" text:outline-level="2"><text:s/>Testreferenz</text:h>
      <text:h text:style-name="P26" text:outline-level="2"><text:s/>Test-Protokoll</text:h>
      <text:p text:style-name="P11">Das Konsolen-Ergebnis wird in das Dokument 'Protokoll_Test_RS232_Treiber' kopiert und </text:p>
      <text:p text:style-name="P11">diese Datei im Ordner 'Google Code → Dokumente → 04_Tests → 04.03_Testprotokolle → </text:p>
      <text:p text:style-name="P11">04.03.07_RS232-Treiber' abgelegt.</text:p>
      <text:p text:style-name="P11"/>
      <text:h text:style-name="Heading_20_1" text:outline-level="1"><text:s/>Testfall 4 „RS232_Entkopplerbefehle“</text:h>
      <text:p text:style-name="Standard">Identifikation des Testobjektes</text:p>
      <text:p text:style-name="P11">siehe Kapitel 3</text:p>
      <text:h text:style-name="P26" text:outline-level="2"><text:s/>Test-Identifikation</text:h>
      <text:p text:style-name="P18">Testname:<text:tab/>Test_RS232_Entkopplerbefehle</text:p>
      <text:p text:style-name="P19">Verzeichnisse</text:p>
      <text:p text:style-name="P18">Testskripts:<text:tab/>Google Code → Dokumente → 04_Tests → 04.02_Testskript → 04.02.07_RS232-Treiber</text:p>
      <text:p text:style-name="P18">Testprotokolle:<text:tab/>Google Code → Dokumente → 04_Tests → 04.03_Testprotokolle → 04.03.07_RS232-Treiber</text:p>
      <text:h text:style-name="Heading_20_2" text:outline-level="2"><text:s/>Testfallbeschreibung</text:h>
      <text:p text:style-name="Standard">Es werden verschiedene Entkopplerbefehle für die Entkoppler in den Shared Memory geschrieben und getestet, ob diese korrekt in ihren entsprechenden XpressNet-Befehl umgewandelt und danach an die Strecke weitergereicht werden.</text:p>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EV_RS232_streckenbefehl.Entkoppler</text:p>
          </table:table-cell>
          <table:table-cell table:style-name="Tabelle6.A1" office:value-type="string">
            <text:p text:style-name="Table_20_Contents">XpressNet-Befehl</text:p>
          </table:table-cell>
          <table:table-cell table:style-name="Tabelle6.C1" office:value-type="string">
            <text:p text:style-name="Table_20_Contents">Beschreibung</text:p>
          </table:table-cell>
        </table:table-row>
        <table:table-row>
          <table:table-cell table:style-name="Tabelle6.A2" office:value-type="string">
            <text:p text:style-name="Table_20_Contents">0xC</text:p>
          </table:table-cell>
          <table:table-cell table:style-name="Tabelle6.A2" office:value-type="string">
            <text:p text:style-name="Table_20_Contents">Siehe Google Code → Dokumente → 02_Design → 02.02_Moduldesign → <text:s/>Modul-Design_RS232-Treiber</text:p>
          </table:table-cell>
          <table:table-cell table:style-name="Tabelle6.C2" office:value-type="string">
            <text:p text:style-name="Table_20_Contents">Entkoppler 6 heben</text:p>
          </table:table-cell>
        </table:table-row>
        <table:table-row>
          <table:table-cell table:style-name="Tabelle6.A2" office:value-type="string">
            <text:p text:style-name="Table_20_Contents">0x0D</text:p>
          </table:table-cell>
          <table:table-cell table:style-name="Tabelle6.A2" office:value-type="string">
            <text:p text:style-name="Table_20_Contents">s.o.</text:p>
          </table:table-cell>
          <table:table-cell table:style-name="Tabelle6.C2" office:value-type="string">
            <text:p text:style-name="Table_20_Contents">Entkoppler 6 senken</text:p>
          </table:table-cell>
        </table:table-row>
        <table:table-row>
          <table:table-cell table:style-name="Tabelle6.A2" office:value-type="string">
            <text:p text:style-name="Table_20_Contents">0x0E</text:p>
          </table:table-cell>
          <table:table-cell table:style-name="Tabelle6.A2" office:value-type="string">
            <text:p text:style-name="Table_20_Contents">s.o.</text:p>
          </table:table-cell>
          <table:table-cell table:style-name="Tabelle6.C2" office:value-type="string">
            <text:p text:style-name="Table_20_Contents">Entkoppler 7 heben</text:p>
          </table:table-cell>
        </table:table-row>
        <table:table-row>
          <table:table-cell table:style-name="Tabelle6.A2" office:value-type="string">
            <text:p text:style-name="Table_20_Contents">0x0F</text:p>
          </table:table-cell>
          <table:table-cell table:style-name="Tabelle6.A2" office:value-type="string">
            <text:p text:style-name="Table_20_Contents">s.o.</text:p>
          </table:table-cell>
          <table:table-cell table:style-name="Tabelle6.C2" office:value-type="string">
            <text:p text:style-name="Table_20_Contents">Entkoppler 7 senken</text:p>
          </table:table-cell>
        </table:table-row>
      </table:table>
      <text:p text:style-name="Standard">Um dies zu realisieren, wird über ein Skript der entsprechende Befehl in den Shared-Memory geschrieben. Danach erfolgt ein Aufruf des RS232_Treiber_Moduls um den Befehl umwandeln zu lassen. Nach erfolgter Umwandlung wird geprüft, ob im sendeBuffer[] des Treiber-Moduls der entsprechende XpressNet-Befehl steht. </text:p>
      <text:p text:style-name="P15">Die erfolgreiche oder nicht erfolgreiche Umwandlung wird über eine Ausgabe auf der Konsole angezeigt. </text:p>
      <text:h text:style-name="P26" text:outline-level="2"><text:s/>Testskript</text:h>
      <text:p text:style-name="P11">Dies wird mit folgendem Test-Skript realisiert:</text:p>
      <text:p text:style-name="P11">siehe 'Google Code → 04_Test → 04.02_Testskripts → 04.02.07_RS232-Treiber →</text:p>
      <text:p text:style-name="P11">Testfall4_RS232_Entkopplerbefehle'</text:p>
      <text:h text:style-name="P26" text:outline-level="2"><text:soft-page-break/><text:s/>Testreferenz</text:h>
      <text:h text:style-name="P26" text:outline-level="2"><text:s/>Test-Protokoll</text:h>
      <text:p text:style-name="P11">Das Konsolen-Ergebnis wird in das Dokument 'Protokoll_Test_RS232_Treiber' kopiert und </text:p>
      <text:p text:style-name="P11">diese Datei im Ordner 'Google Code → Dokumente → 04_Tests → 04.03_Testprotokolle → </text:p>
      <text:p text:style-name="P11">04.03.07_RS232-Treiber' abgelegt.</text:p>
      <text:p text:style-name="P11"/>
      <text:h text:style-name="Heading_20_1" text:outline-level="1"><text:s/>Auswertung</text:h>
      <text:p text:style-name="P12">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list-style-name=""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list-style-name=""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list-style-name=""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list-style-name=""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list-style-name=""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list-style-name=""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RS232-Treiber</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4"><draw:text-box><text:p text:style-name="MP5"><text:s/></text:p><text:p text:style-name="MP5"/></draw:text-box></draw:frame></text:p>
      </style:header>
      <style:footer>
        <text:p text:style-name="Footer"><draw:frame draw:style-name="Mfr1" draw:name="Rahmen8" text:anchor-type="char" svg:x="0cm" svg:y="27.303cm" svg:width="17.701cm" svg:height="0.4cm" draw:z-index="25"><draw:text-box><text:p text:style-name="MP6"/></draw:text-box></draw:frame><text:tab/>Version <text:span text:style-name="MT1"><text:reference-ref text:reference-format="text" text:ref-name="Version">0.3</text:reference-ref></text:span> vom <text:modification-date style:data-style-name="N36">08.06.2010</text:modification-date><text:tab/>Seite <text:page-number text:select-page="current">15</text:page-number>/<text:page-count style:num-format="1">15</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RS232-Treiber</text:reference-ref></text:span><draw:frame draw:style-name="Mfr1" draw:name="Rahmen11" text:anchor-type="char" svg:x="0cm" svg:y="4.501cm" svg:width="17.701cm" svg:height="0.4cm" draw:z-index="28"><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29"><draw:text-box><text:p text:style-name="MP6"/></draw:text-box></draw:frame><text:tab/>Version <text:span text:style-name="MT1"><text:reference-ref text:reference-format="text" text:ref-name="Version">0.3</text:reference-ref></text:span> vom <text:modification-date style:data-style-name="N36">08.06.2010</text:modification-date><text:tab/>Seite <text:page-number text:select-page="current">15</text:page-number>/<text:page-count style:num-format="1">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dc:title>
    <dc:subject>Sichere Eisenbahnsteuerung</dc:subject>
    <meta:initial-creator>Norman Nieß</meta:initial-creator>
    <meta:creation-date>2010-04-21T17:30:24.76</meta:creation-date>
    <meta:editing-cycles>65</meta:editing-cycles>
    <meta:editing-duration>PT11H32M12S</meta:editing-duration>
    <dc:date>2010-06-08T16:38:09.78</dc:date>
    <dc:creator>Norman Nieß</dc:creator>
    <meta:document-statistic meta:table-count="6" meta:image-count="0" meta:object-count="0" meta:page-count="15" meta:paragraph-count="243" meta:word-count="1153" meta:character-count="9281"/>
    <meta:user-defined meta:name="Info 1"/>
    <meta:user-defined meta:name="Info 2"/>
    <meta:user-defined meta:name="Info 3"/>
    <meta:user-defined meta:name="Info 4"/>
  </office:meta>
</office:document-meta>
</file>